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table:style-name="Default" office:value-type="string" calcext:value-type="string">
            <text:p>Mfg ref</text:p>
          </table:table-cell>
          <table:table-cell office:value-type="string" calcext:value-type="string">
            <text:p>Price @ 10</text:p>
          </table:table-cell>
          <table:table-cell office:value-type="string" calcext:value-type="string">
            <text:p># on boar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formula="of:=[.I2]*[.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DNP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[.I3]*[.H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mer_alps-rk09k1130a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://lt.farnell.com/alps/rk09k11310kb/pot-rotary-10k-17mm-20/dp/1191725" xlink:type="simple">1191725</text:a></text:p>
          </table:table-cell>
          <table:table-cell office:value-type="string" calcext:value-type="string">
            <text:p>RK09K11310KB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1,C3,C2,C9,C5,C6</text:p>
          </table:table-cell>
          <table:table-cell office:value-type="string" calcext:value-type="string">
            <text:p>C_0603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</text:p>
          </table:table-cell>
          <table:table-cell table:style-name="Default" table:number-columns-repeated="2"/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table:formula="of:=[.I5]*[.H5]"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3012</text:p>
          </table:table-cell>
          <table:table-cell office:value-type="string" calcext:value-type="string">
            <text:p><text:a xlink:href="http://lt.farnell.com/texas-instruments/ref3012aidbzt/voltage-ref-series-1-25v-sot-23/dp/1470321" xlink:type="simple">1470321</text:a></text:p>
          </table:table-cell>
          <table:table-cell office:value-type="string" calcext:value-type="string">
            <text:p>REF3012AIDBZT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.58" calcext:value-type="float">
            <text:p>1.5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ACZ</text:p>
          </table:table-cell>
          <table:table-cell office:value-type="string" calcext:value-type="string">
            <text:p><text:a xlink:href="http://lt.farnell.com/taiwan-semiconductor/ts78l05cx-rf/reg-3-terminal-100ma-smd-sot-23/dp/1476698" xlink:type="simple">1476698</text:a></text:p>
          </table:table-cell>
          <table:table-cell office:value-type="string" calcext:value-type="string">
            <text:p>TS78L05CX RF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formula="of:=[.I7]*[.H7]" office:value-type="float" office:value="0.43" calcext:value-type="float">
            <text:p>0.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-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K6207-55C</text:p>
          </table:table-cell>
          <table:table-cell office:value-type="string" calcext:value-type="string">
            <text:p><text:a xlink:href="http://lt.farnell.com/nxp/buk6207-55c/mosfet-n-ch-55v-90a-sot428/dp/1863263" xlink:type="simple">1863263</text:a></text:p>
          </table:table-cell>
          <table:table-cell office:value-type="string" calcext:value-type="string">
            <text:p>BUK6207-55C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1.09" calcext:value-type="float">
            <text:p>1.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WURTH694102107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float" office:value="2472140" calcext:value-type="float">
            <text:p>2472140</text:p>
          </table:table-cell>
          <table:table-cell office:value-type="float" office:value="694102107102" calcext:value-type="float">
            <text:p>69410210710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3,R9,R10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://lt.farnell.com/panasonic-electronic-components/erj3rbd1002v/res-thick-film-10k-0-5-50v-0603/dp/2379939" xlink:type="simple">2379939</text:a></text:p>
          </table:table-cell>
          <table:table-cell office:value-type="string" calcext:value-type="string">
            <text:p>ERJ3RBD1002V</text:p>
          </table:table-cell>
          <table:table-cell office:value-type="float" office:value="0.044" calcext:value-type="float">
            <text:p>0.044</text:p>
          </table:table-cell>
          <table:table-cell office:value-type="float" office:value="3" calcext:value-type="float">
            <text:p>3</text:p>
          </table:table-cell>
          <table:table-cell table:formula="of:=[.I11]*[.H11]" office:value-type="float" office:value="0.132" calcext:value-type="float">
            <text:p>0.1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<text:a xlink:href="http://lt.farnell.com/te-connectivity-neohm/cpf0603f2k0c1/resistor-0603-2k0-1-50ppm/dp/1527506" xlink:type="simple">1527506</text:a></text:p>
          </table:table-cell>
          <table:table-cell office:value-type="string" calcext:value-type="string">
            <text:p>CPF0603F2K0C1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[.I12]*[.H12]" office:value-type="float" office:value="0.076" calcext:value-type="float">
            <text:p>0.0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4k</text:p>
          </table:table-cell>
          <table:table-cell office:value-type="string" calcext:value-type="string">
            <text:p><text:a xlink:href="http://lt.farnell.com/vishay-draloric/crcw060317k4fkea/resistor-0603-17k4-1/dp/2138436" xlink:type="simple">2138436</text:a></text:p>
          </table:table-cell>
          <table:table-cell office:value-type="string" calcext:value-type="string">
            <text:p>CRCW060317K4FKEA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,R14,R12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2"/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I14]*[.H14]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72</text:p>
          </table:table-cell>
          <table:table-cell office:value-type="string" calcext:value-type="string">
            <text:p><text:a xlink:href="http://lt.farnell.com/microchip/mcp6072-e-sn/op-amp-dual-1-8v-1-2mhz-8soic/dp/1715857" xlink:type="simple">1715857</text:a></text:p>
          </table:table-cell>
          <table:table-cell office:value-type="string" calcext:value-type="string">
            <text:p>MCP6072-E/SN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.65" calcext:value-type="float">
            <text:p>0.6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7,R6</text:p>
          </table:table-cell>
          <table:table-cell office:value-type="string" calcext:value-type="string">
            <text:p>r_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<text:a xlink:href="http://lt.farnell.com/welwyn/lr2512-r50fw/resistor-0-5ohm-2w-2512/dp/1100070" xlink:type="simple">1100070</text:a></text:p>
          </table:table-cell>
          <table:table-cell office:value-type="string" calcext:value-type="string">
            <text:p>LR2512-R50FW 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formula="of:=[.I16]*[.H16]" office:value-type="float" office:value="1.72" calcext:value-type="float">
            <text:p>1.7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4k</text:p>
          </table:table-cell>
          <table:table-cell office:value-type="string" calcext:value-type="string">
            <text:p><text:a xlink:href="http://lt.farnell.com/te-connectivity-neohm/cpf0603f3k74c1/resistor-0603-3k74-1-50ppm/dp/1527534" xlink:type="simple">1527534</text:a></text:p>
          </table:table-cell>
          <table:table-cell office:value-type="string" calcext:value-type="string">
            <text:p>CPF0603F3K74C1</text:p>
          </table:table-cell>
          <table:table-cell office:value-type="float" office:value="0.0317" calcext:value-type="float">
            <text:p>0.0317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.0317" calcext:value-type="float">
            <text:p>0.031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7k</text:p>
          </table:table-cell>
          <table:table-cell office:value-type="string" calcext:value-type="string">
            <text:p><text:a xlink:href="http://lt.farnell.com/te-connectivity-neohm/cpf0603f78k7c1/resistor-0603-78k7-1-50ppm/dp/1527679" xlink:type="simple">1527679</text:a></text:p>
          </table:table-cell>
          <table:table-cell office:value-type="string" calcext:value-type="string">
            <text:p>CPF0603F78K7C1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style-name="Default" table:number-columns-repeated="2"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_PC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_SPDT_x2</text:p>
          </table:table-cell>
          <table:table-cell office:value-type="string" calcext:value-type="string">
            <text:p><text:a xlink:href="http://lt.farnell.com/c-k-components/pcm12smtr/switch-spdt-0-3a-6vdc-smd/dp/9575146" xlink:type="simple">9575146</text:a></text:p>
          </table:table-cell>
          <table:table-cell office:value-type="string" calcext:value-type="string">
            <text:p>PCM12SMTR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formula="of:=[.I20]*[.H20]" office:value-type="float" office:value="0.79" calcext:value-type="float">
            <text:p>0.7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R41T</text:p>
          </table:table-cell>
          <table:table-cell office:value-type="string" calcext:value-type="string">
            <text:p><text:a xlink:href="http://lt.farnell.com/microchip/mcp65r41t-2402e-chy/ic-comp-lp-single-6sot23/dp/1863965" xlink:type="simple">1863965</text:a></text:p>
          </table:table-cell>
          <table:table-cell office:value-type="string" calcext:value-type="string">
            <text:p>MCP65R41T-2402E/CHY 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utput plug</text:p>
          </table:table-cell>
          <table:table-cell table:number-columns-repeated="3"/>
          <table:table-cell office:value-type="string" calcext:value-type="string">
            <text:p><text:a xlink:href="http://lt.farnell.com/multicomp/mp-204/plug-low-voltage-3-3mm/dp/1737261" xlink:type="simple">1737261</text:a></text:p>
          </table:table-cell>
          <table:table-cell office:value-type="string" calcext:value-type="string">
            <text:p><text:a xlink:href="http://lt.farnell.com/multicomp/mp-204/plug-low-voltage-3-3mm/dp/1737261" xlink:type="simple">MP-204</text:a>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1.03" calcext:value-type="float">
            <text:p>1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22:57:24.859409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23:10:32.798012291</dc:date>
    <dc:creator>miceuz </dc:creator>
    <meta:generator>LibreOffice/4.2.8.2$Linux_X86_64 LibreOffice_project/420m0$Build-2</meta:generator>
    <meta:editing-duration>PT12M59S</meta:editing-duration>
    <meta:editing-cycles>3</meta:editing-cycles>
    <meta:document-statistic meta:table-count="1" meta:cell-count="202" meta:object-count="0"/>
  </office:meta>
</office:document-meta>
</file>